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486656723" text:anchor-type="as-char" svg:x="0in" svg:y="0in" svg:width="5in" svg:height="2.625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text:bookmark-start text:name="_Int_p45luMtn"/>Preservica Test File<text:bookmark-end text:name="_Int_p45luMtn"/>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>Preservica Test File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thon Thomas</meta:initial-creator>
    <dc:creator>Anthon Thomas</dc:creator>
    <meta:creation-date>2022-11-23T22:21:00Z</meta:creation-date>
    <dc:date>2022-11-23T22:21:00Z</dc:date>
    <meta:template xlink:href="Normal.dotm" xlink:type="simple"/>
    <meta:editing-cycles>2</meta:editing-cycles>
    <meta:editing-duration>PT0S</meta:editing-duration>
    <meta:document-statistic meta:page-count="1" meta:paragraph-count="2" meta:word-count="179" meta:character-count="1200" meta:row-count="8" meta:non-whitespace-character-count="1023"/>
  </office:meta>
</office:document-meta>
</file>